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5.42cm"/>
    </style:style>
    <style:style style:name="co5" style:family="table-column">
      <style:table-column-properties fo:break-before="auto" style:column-width="3.4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cm" svg:height="9.005cm" svg:x="6.846cm" svg:y="10.465cm">
            <draw:object draw:notify-on-update-of-ranges="Tabelle1.D4:Tabelle1.D4 Tabelle1.D5:Tabelle1.D14 Tabelle1.H4:Tabelle1.H4 Tabelle1.H5:Tabelle1.H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x³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 table:number-columns-spanned="4" table:number-rows-spanned="1">
            <text:p>Kovarianzmatrix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POWER([.D5];2)" office:value-type="float" office:value="1" calcext:value-type="float">
            <text:p>1</text:p>
          </table:table-cell>
          <table:table-cell table:formula="of:=POWER([.D5];3)" office:value-type="float" office:value="1" calcext:value-type="float">
            <text:p>1</text:p>
          </table:table-cell>
          <table:table-cell table:formula="of:=POWER([.D5];4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M.MICROSOFT.COVARIANCE.P([.D$5:.D$14];[.D$5:.D$14])" office:value-type="float" office:value="58.09" calcext:value-type="float">
            <text:p>58,09</text:p>
          </table:table-cell>
          <table:table-cell table:formula="of:=COM.MICROSOFT.COVARIANCE.P([.E$5:.E$14];[.D$5:.D$14])" office:value-type="float" office:value="1435.87" calcext:value-type="float">
            <text:p>1435,87</text:p>
          </table:table-cell>
          <table:table-cell table:formula="of:=COM.MICROSOFT.COVARIANCE.P([.F$5:.F$14];[.D$5:.D$14])" office:value-type="float" office:value="32302.93" calcext:value-type="float">
            <text:p>32302,93</text:p>
          </table:table-cell>
          <table:table-cell table:formula="of:=COM.MICROSOFT.COVARIANCE.P([.G$5:.G$14];[.D$5:.D$14])" office:value-type="float" office:value="720737.23" calcext:value-type="float">
            <text:p>720737,2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POWER([.D6];2)" office:value-type="float" office:value="9" calcext:value-type="float">
            <text:p>9</text:p>
          </table:table-cell>
          <table:table-cell table:formula="of:=POWER([.D6];3)" office:value-type="float" office:value="27" calcext:value-type="float">
            <text:p>27</text:p>
          </table:table-cell>
          <table:table-cell table:formula="of:=POWER([.D6];4)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COVARIANCE.P([.D$5:.D$14];[.E$5:.E$14])" office:value-type="float" office:value="1435.87" calcext:value-type="float">
            <text:p>1435,87</text:p>
          </table:table-cell>
          <table:table-cell table:formula="of:=COM.MICROSOFT.COVARIANCE.P([.E$5:.E$14];[.E$5:.E$14])" office:value-type="float" office:value="37789.21" calcext:value-type="float">
            <text:p>37789,21</text:p>
          </table:table-cell>
          <table:table-cell table:formula="of:=COM.MICROSOFT.COVARIANCE.P([.F$5:.F$14];[.E$5:.E$14])" office:value-type="float" office:value="883685.59" calcext:value-type="float">
            <text:p>883685,59</text:p>
          </table:table-cell>
          <table:table-cell table:formula="of:=COM.MICROSOFT.COVARIANCE.P([.G$5:.G$14];[.E$5:.E$14])" office:value-type="float" office:value="20217864.49" calcext:value-type="float">
            <text:p>20217864,4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POWER([.D7];2)" office:value-type="float" office:value="16" calcext:value-type="float">
            <text:p>16</text:p>
          </table:table-cell>
          <table:table-cell table:formula="of:=POWER([.D7];3)" office:value-type="float" office:value="64" calcext:value-type="float">
            <text:p>64</text:p>
          </table:table-cell>
          <table:table-cell table:formula="of:=POWER([.D7];4)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COM.MICROSOFT.COVARIANCE.P([.D$5:.D$14];[.F$5:.F$14])" office:value-type="float" office:value="32302.93" calcext:value-type="float">
            <text:p>32302,93</text:p>
          </table:table-cell>
          <table:table-cell table:formula="of:=COM.MICROSOFT.COVARIANCE.P([.E$5:.E$14];[.F$5:.F$14])" office:value-type="float" office:value="883685.59" calcext:value-type="float">
            <text:p>883685,59</text:p>
          </table:table-cell>
          <table:table-cell table:formula="of:=COM.MICROSOFT.COVARIANCE.P([.F$5:.F$14];[.F$5:.F$14])" office:value-type="float" office:value="21194792.41" calcext:value-type="float">
            <text:p>21194792,41</text:p>
          </table:table-cell>
          <table:table-cell table:formula="of:=COM.MICROSOFT.COVARIANCE.P([.G$5:.G$14];[.F$5:.F$14])" office:value-type="float" office:value="493486731.91" calcext:value-type="float">
            <text:p>493486731,9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POWER([.D8];2)" office:value-type="float" office:value="64" calcext:value-type="float">
            <text:p>64</text:p>
          </table:table-cell>
          <table:table-cell table:formula="of:=POWER([.D8];3)" office:value-type="float" office:value="512" calcext:value-type="float">
            <text:p>512</text:p>
          </table:table-cell>
          <table:table-cell table:formula="of:=POWER([.D8];4)"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COM.MICROSOFT.COVARIANCE.P([.D$5:.D$14];[.G$5:.G$14])" office:value-type="float" office:value="720737.23" calcext:value-type="float">
            <text:p>720737,23</text:p>
          </table:table-cell>
          <table:table-cell table:formula="of:=COM.MICROSOFT.COVARIANCE.P([.E$5:.E$14];[.G$5:.G$14])" office:value-type="float" office:value="20217864.49" calcext:value-type="float">
            <text:p>20217864,49</text:p>
          </table:table-cell>
          <table:table-cell table:formula="of:=COM.MICROSOFT.COVARIANCE.P([.F$5:.F$14];[.G$5:.G$14])" office:value-type="float" office:value="493486731.91" calcext:value-type="float">
            <text:p>493486731,91</text:p>
          </table:table-cell>
          <table:table-cell table:formula="of:=COM.MICROSOFT.COVARIANCE.P([.G$5:.G$14];[.G$5:.G$14])" office:value-type="float" office:value="11639705242.81" calcext:value-type="float">
            <text:p>11639705242,8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POWER([.D9];2)" office:value-type="float" office:value="121" calcext:value-type="float">
            <text:p>121</text:p>
          </table:table-cell>
          <table:table-cell table:formula="of:=POWER([.D9];3)" office:value-type="float" office:value="1331" calcext:value-type="float">
            <text:p>1331</text:p>
          </table:table-cell>
          <table:table-cell table:formula="of:=POWER([.D9];4)" office:value-type="float" office:value="14641" calcext:value-type="float">
            <text:p>1464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POWER([.D10];2)" office:value-type="float" office:value="144" calcext:value-type="float">
            <text:p>144</text:p>
          </table:table-cell>
          <table:table-cell table:formula="of:=POWER([.D10];3)" office:value-type="float" office:value="1728" calcext:value-type="float">
            <text:p>1728</text:p>
          </table:table-cell>
          <table:table-cell table:formula="of:=POWER([.D10];4)" office:value-type="float" office:value="20736" calcext:value-type="float">
            <text:p>2073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orrelationsmatri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POWER([.D11];2)" office:value-type="float" office:value="225" calcext:value-type="float">
            <text:p>225</text:p>
          </table:table-cell>
          <table:table-cell table:formula="of:=POWER([.D11];3)" office:value-type="float" office:value="3375" calcext:value-type="float">
            <text:p>3375</text:p>
          </table:table-cell>
          <table:table-cell table:formula="of:=POWER([.D11];4)" office:value-type="float" office:value="50625" calcext:value-type="float">
            <text:p>506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K5]/([.D17]*[.D17])" office:value-type="float" office:value="1" calcext:value-type="float">
            <text:p>1</text:p>
          </table:table-cell>
          <table:table-cell table:formula="of:=[.L5]/([.D17]*[.E17])" office:value-type="float" office:value="0.969126629237318" calcext:value-type="float">
            <text:p>0,969126629237318</text:p>
          </table:table-cell>
          <table:table-cell table:formula="of:=[.M5]/([.D17]*[.F17])" office:value-type="float" office:value="0.920612027305904" calcext:value-type="float">
            <text:p>0,920612027305904</text:p>
          </table:table-cell>
          <table:table-cell table:formula="of:=[.N5]/([.D17]*[.G17])" office:value-type="float" office:value="0.876506773823172" calcext:value-type="float">
            <text:p>0,87650677382317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POWER([.D12];2)" office:value-type="float" office:value="400" calcext:value-type="float">
            <text:p>400</text:p>
          </table:table-cell>
          <table:table-cell table:formula="of:=POWER([.D12];3)" office:value-type="float" office:value="8000" calcext:value-type="float">
            <text:p>8000</text:p>
          </table:table-cell>
          <table:table-cell table:formula="of:=POWER([.D12];4)" office:value-type="float" office:value="160000" calcext:value-type="float">
            <text:p>16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K6]/([.E17]*[.D17])" office:value-type="float" office:value="0.969126629237318" calcext:value-type="float">
            <text:p>0,969126629237318</text:p>
          </table:table-cell>
          <table:table-cell table:formula="of:=[.L6]/([.E17]*[.E17])" office:value-type="float" office:value="1" calcext:value-type="float">
            <text:p>1</text:p>
          </table:table-cell>
          <table:table-cell table:formula="of:=[.M6]/([.E17]*[.F17])" office:value-type="float" office:value="0.987414005691893" calcext:value-type="float">
            <text:p>0,987414005691893</text:p>
          </table:table-cell>
          <table:table-cell table:formula="of:=[.N6]/([.E17]*[.G17])" office:value-type="float" office:value="0.964007435328706" calcext:value-type="float">
            <text:p>0,964007435328706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POWER([.D13];2)" office:value-type="float" office:value="441" calcext:value-type="float">
            <text:p>441</text:p>
          </table:table-cell>
          <table:table-cell table:formula="of:=POWER([.D13];3)" office:value-type="float" office:value="9261" calcext:value-type="float">
            <text:p>9261</text:p>
          </table:table-cell>
          <table:table-cell table:formula="of:=POWER([.D13];4)" office:value-type="float" office:value="194481" calcext:value-type="float">
            <text:p>19448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K7]/([.F17]*[.D17])" office:value-type="float" office:value="0.920612027305904" calcext:value-type="float">
            <text:p>0,920612027305904</text:p>
          </table:table-cell>
          <table:table-cell table:formula="of:=[.L7]/([.F17]*[.E17])" office:value-type="float" office:value="0.987414005691893" calcext:value-type="float">
            <text:p>0,987414005691893</text:p>
          </table:table-cell>
          <table:table-cell table:formula="of:=[.M7]/([.F17]*[.F17])" office:value-type="float" office:value="1" calcext:value-type="float">
            <text:p>1</text:p>
          </table:table-cell>
          <table:table-cell table:formula="of:=[.N7]/([.F17]*[.G17])" office:value-type="float" office:value="0.993550406982561" calcext:value-type="float">
            <text:p>0,99355040698256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POWER([.D14];2)" office:value-type="float" office:value="576" calcext:value-type="float">
            <text:p>576</text:p>
          </table:table-cell>
          <table:table-cell table:formula="of:=POWER([.D14];3)" office:value-type="float" office:value="13824" calcext:value-type="float">
            <text:p>13824</text:p>
          </table:table-cell>
          <table:table-cell table:formula="of:=POWER([.D14];4)" office:value-type="float" office:value="331776" calcext:value-type="float">
            <text:p>3317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K8]/([.G17]*[.D17])" office:value-type="float" office:value="0.876506773823172" calcext:value-type="float">
            <text:p>0,876506773823172</text:p>
          </table:table-cell>
          <table:table-cell table:formula="of:=[.L8]/([.G17]*[.E17])" office:value-type="float" office:value="0.964007435328706" calcext:value-type="float">
            <text:p>0,964007435328706</text:p>
          </table:table-cell>
          <table:table-cell table:formula="of:=[.M8]/([.G17]*[.F17])" office:value-type="float" office:value="0.993550406982561" calcext:value-type="float">
            <text:p>0,993550406982561</text:p>
          </table:table-cell>
          <table:table-cell table:formula="of:=[.N8]/([.G17]*[.G17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formula="of:=AVERAGE([.D$5:.D$14])" office:value-type="float" office:value="11.9" calcext:value-type="float">
            <text:p>11,9</text:p>
          </table:table-cell>
          <table:table-cell table:formula="of:=AVERAGE([.E$5:.E$14])" office:value-type="float" office:value="199.7" calcext:value-type="float">
            <text:p>199,7</text:p>
          </table:table-cell>
          <table:table-cell table:formula="of:=AVERAGE([.F$5:.F$14])" office:value-type="float" office:value="3812.3" calcext:value-type="float">
            <text:p>3812,3</text:p>
          </table:table-cell>
          <table:table-cell table:formula="of:=AVERAGE([.G$5:.G$14])" office:value-type="float" office:value="77669.3" calcext:value-type="float">
            <text:p>77669,3</text:p>
          </table:table-cell>
          <table:table-cell table:formula="of:=AVERAGE([.H$5:.H$14])" office:value-type="float" office:value="5.3" calcext:value-type="float">
            <text:p>5,3</text:p>
          </table:table-cell>
          <table:table-cell table:number-columns-repeated="2"/>
          <table:table-cell office:value-type="string" calcext:value-type="string">
            <text:p>Det:</text:p>
          </table:table-cell>
          <table:table-cell table:style-name="ce1" table:formula="of:=MDETERM([.$K$11:.$N$14])" office:value-type="float" office:value="0.0000000605199350723684" calcext:value-type="float">
            <text:p>0,0000000605199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d </text:p>
          </table:table-cell>
          <table:table-cell table:formula="of:=COM.MICROSOFT.STDEV.P([.D$5:.D$14])" office:value-type="float" office:value="7.62167960491649" calcext:value-type="float">
            <text:p>7,62167960491649</text:p>
          </table:table-cell>
          <table:table-cell table:formula="of:=COM.MICROSOFT.STDEV.P([.E$5:.E$14])" office:value-type="float" office:value="194.394470085957" calcext:value-type="float">
            <text:p>194,394470085957</text:p>
          </table:table-cell>
          <table:table-cell table:formula="of:=COM.MICROSOFT.STDEV.P([.F$5:.F$14])" office:value-type="float" office:value="4603.78023041935" calcext:value-type="float">
            <text:p>4603,78023041935</text:p>
          </table:table-cell>
          <table:table-cell table:formula="of:=COM.MICROSOFT.STDEV.P([.G$5:.G$14])" office:value-type="float" office:value="107887.465642724" calcext:value-type="float">
            <text:p>107887,465642724</text:p>
          </table:table-cell>
          <table:table-cell table:formula="of:=COM.MICROSOFT.STDEV.P([.H$5:.H$14])" office:value-type="float" office:value="2.3259406699226" calcext:value-type="float">
            <text:p>2,3259406699226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9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0" number:min-decimal-places="0" number:min-integer-digits="15"/>
    </number:number-style>
    <number:number-style style:name="N116">
      <number:number number:decimal-places="15" number:min-decimal-places="15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01:44:18.187750716</meta:creation-date>
    <dc:date>2024-04-12T06:48:05.035230852</dc:date>
    <meta:editing-duration>PT11M57S</meta:editing-duration>
    <meta:editing-cycles>3</meta:editing-cycles>
    <meta:generator>LibreOffice/24.2.2.2$Linux_X86_64 LibreOffice_project/427a8baee0312a7693737440f205d2e411d50bad</meta:generator>
    <meta:document-statistic meta:table-count="1" meta:cell-count="10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5.087cm" svg:y="4.204cm" style:legend-expansion="high" chart:style-name="ch2"/>
        <chart:plot-area chart:style-name="ch3" table:cell-range-address="Tabelle1.D4:Tabelle1.D14 Tabelle1.H4:Tabelle1.H14" chart:data-source-has-labels="row" svg:x="0.32cm" svg:y="0.18cm" svg:width="14.447cm" svg:height="8.646cm">
          <chart:coordinate-region svg:x="0.941cm" svg:y="0.379cm" svg:width="13.64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H5:Tabelle1.H14" chart:label-cell-address="Tabelle1.H4:Tabelle1.H4" chart:class="chart:scatter">
            <chart:domain table:cell-range-address="Tabelle1.D5:Tabelle1.D14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y</text:p>
                <draw:g>
                  <svg:desc>Tabelle1.H4:Tabelle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D5:Tabelle1.D14</svg:desc>
                </draw:g>
              </table:table-cell>
              <table:table-cell office:value-type="float" office:value="2">
                <text:p>2</text:p>
                <draw:g>
                  <svg:desc>Tabelle1.H5:Tabelle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7a8baee0312a7693737440f205d2e411d50ba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